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margin-top="0in" fo:margin-bottom="0.2in" style:contextual-spacing="false" fo:text-indent="0.5in" style:auto-text-indent="false"/>
      <style:text-properties officeooo:paragraph-rsid="0005a41c"/>
    </style:style>
    <style:style style:name="P2" style:family="paragraph" style:parent-style-name="Standard">
      <style:paragraph-properties fo:margin-left="0in" fo:margin-right="0in" fo:text-indent="0.5in" style:auto-text-indent="false"/>
      <style:text-properties style:use-window-font-color="true"/>
    </style:style>
    <style:style style:name="P3" style:family="paragraph" style:parent-style-name="Standard">
      <style:paragraph-properties fo:margin-left="0in" fo:margin-right="0in" fo:margin-top="0.1in" fo:margin-bottom="0.1in" style:contextual-spacing="false" fo:text-indent="0.5in" style:auto-text-indent="false"/>
    </style:style>
    <style:style style:name="T1" style:family="text">
      <style:text-properties fo:font-variant="normal" fo:text-transform="none" fo:color="#222222" style:font-name="arial" fo:font-size="9.75pt" fo:letter-spacing="normal" fo:font-style="normal" fo:font-weight="normal"/>
    </style:style>
    <style:style style:name="T2" style:family="text">
      <style:text-properties officeooo:rsid="0006ebc3"/>
    </style:style>
    <style:style style:name="fr1" style:family="graphic" style:parent-style-name="OLE">
      <style:graphic-properties style:run-through="foreground" style:wrap="none" style:vertical-pos="from-top" style:vertical-rel="paragraph"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Analysis of the NS-3 performance and searching for effective load balancing algorithms</text:h>
      <text:p text:style-name="P1"/>
      <text:p text:style-name="P3">The NS-3 simulator is a discrete-event network simulator. The NS-3 project was started in 2006 as an open-source project. It is not an extension of NS-2 but a new simulator.</text:p>
      <text:p text:style-name="P3">Concurrent computing is the modern field in computer science. Nowadays most PCs include abilities for support different concurrent technologies. It is important to create software which uses this abilities with the maximum efficiency. The simulation of the large networks may take much time: several hours and more. Often there is a need to vary some parameters and get statistics, so the requirement in improving simulation performance is obvious.</text:p>
      <text:p text:style-name="P3">Starting from 3.8 version (2010) NS-3 includes support distributed simulation mode, which is based on mpi technologies. Distributed simulator is implemented using “conservative lookahead algorithm”. Simulation divided into slightly coupled logical processes, which can be placed on a different processors for execution. But this dividing must be done manually by the user.</text:p>
      <text:p text:style-name="P3">MPI technology requires additional hardware and software. The most popular technology, which is accessible for overwhelming majority is the multithreading. In 2009 there was a project aimed to implement parallelism in NS-3, based on the “Chandy-Misra-Bryant null message algorithm” for simulation synchronization. But this implementation haven't merged with the main branch yet.</text:p>
      <text:p text:style-name="P3"><draw:frame draw:style-name="fr1" draw:name="Object1" text:anchor-type="paragraph" svg:y="-0.0457in" svg:width="4.3063in" svg:height="2.7307in" draw:z-index="0"><draw:object xlink:href="./Object 1" xlink:type="simple" xlink:show="embed" xlink:actuate="onLoad"/><draw:image xlink:href="./ObjectReplacements/Object 1" xlink:type="simple" xlink:show="embed" xlink:actuate="onLoad"/></draw:frame>There are results of measuring time using different implementations. The DARPA NMS Campus Network model was used for tests.</text:p>
      <text:p text:style-name="P3">We are planning to analyze the existing parallel implementation and try to find an effective algorithm for speed up the simulatio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snova </meta:initial-creator>
    <meta:creation-date>2013-03-15T15:22:02</meta:creation-date>
    <dc:date>2013-03-15T16:00:10</dc:date>
    <dc:creator>olesnova </dc:creator>
    <meta:editing-duration>PT5M15S</meta:editing-duration>
    <meta:editing-cycles>3</meta:editing-cycles>
    <meta:generator>LibreOffice/3.6$Linux_X86_64 LibreOffice_project/360m1$Build-2</meta:generator>
    <meta:document-statistic meta:table-count="0" meta:image-count="0" meta:object-count="1" meta:page-count="1" meta:paragraph-count="7" meta:word-count="254" meta:character-count="1711" meta:non-whitespace-character-count="14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6">
      <number:number number:decimal-places="6"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116">
      <style:chart-properties chart:link-data-style-to-source="false"/>
      <style:graphic-properties draw:stroke="none" draw:fill-color="#004586"/>
      <style:text-properties fo:font-size="10pt" style:font-size-asian="10pt" style:font-size-complex="10pt"/>
    </style:style>
    <style:style style:name="ch9" style:family="chart" style:data-style-name="N116">
      <style:chart-properties chart:link-data-style-to-source="false"/>
      <style:graphic-properties draw:stroke="none" draw:fill-color="#ff420e"/>
      <style:text-properties fo:font-size="10pt" style:font-size-asian="10pt" style:font-size-complex="10pt"/>
    </style:style>
    <style:style style:name="ch10" style:family="chart" style:data-style-name="N116">
      <style:chart-properties chart:link-data-style-to-source="false"/>
      <style:graphic-properties draw:stroke="none" draw:fill-color="#ffd320"/>
      <style:text-properties fo:font-size="10pt" style:font-size-asian="10pt" style:font-size-complex="10pt"/>
    </style:style>
    <style:style style:name="ch11" style:family="chart" style:data-style-name="N0">
      <style:chart-properties chart:link-data-style-to-source="false"/>
      <style:graphic-properties draw:stroke="none" draw:fill-color="#579d1c"/>
      <style:text-properties fo:font-size="10pt" style:font-size-asian="10pt" style:font-size-complex="10pt"/>
    </style:style>
    <style:style style:name="ch12" style:family="chart" style:data-style-name="N0">
      <style:chart-properties chart:link-data-style-to-source="false"/>
      <style:graphic-properties draw:stroke="none" draw:fill-color="#7e0021"/>
      <style:text-properties fo:font-size="10pt" style:font-size-asian="10pt" style:font-size-complex="10pt"/>
    </style:style>
    <style:style style:name="ch13" style:family="chart" style:data-style-name="N0">
      <style:chart-properties chart:link-data-style-to-source="false"/>
      <style:graphic-properties draw:stroke="none" draw:fill-color="#83caff"/>
      <style:text-properties fo:font-size="10pt" style:font-size-asian="10pt" style:font-size-complex="10pt"/>
    </style:style>
    <style:style style:name="ch14" style:family="chart" style:data-style-name="N0">
      <style:chart-properties chart:link-data-style-to-source="false"/>
      <style:graphic-properties draw:stroke="none" draw:fill-color="#314004"/>
      <style:text-properties fo:font-size="10pt" style:font-size-asian="10pt" style:font-size-complex="10pt"/>
    </style:style>
    <style:style style:name="ch15" style:family="chart" style:data-style-name="N0">
      <style:chart-properties chart:link-data-style-to-source="false"/>
      <style:graphic-properties draw:stroke="none" draw:fill-color="#aecf00"/>
      <style:text-properties fo:font-size="10pt" style:font-size-asian="10pt" style:font-size-complex="10pt"/>
    </style:style>
    <style:style style:name="ch16" style:family="chart" style:data-style-name="N0">
      <style:chart-properties chart:link-data-style-to-source="false"/>
      <style:graphic-properties draw:stroke="none" draw:fill-color="#4b1f6f"/>
      <style:text-properties fo:font-size="10pt" style:font-size-asian="10pt" style:font-size-complex="10pt"/>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0.937cm" svg:height="6.935cm" xlink:href="." xlink:type="simple" chart:class="chart:bar" chart:style-name="ch1">
        <chart:title svg:x="1.085cm" svg:y="0.274cm" chart:style-name="ch2">
          <text:p>Results of the NS-3 performance measures</text:p>
        </chart:title>
        <chart:legend chart:legend-position="end" svg:x="7.457cm" svg:y="1.176cm" style:legend-expansion="high" chart:style-name="ch3"/>
        <chart:plot-area chart:style-name="ch4" chart:data-source-has-labels="both" svg:x="0.668cm" svg:y="1.467cm" svg:width="6.353cm" svg:height="4.91cm">
          <chartooo:coordinate-region svg:x="1.66cm" svg:y="1.667cm" svg:width="5.361cm" svg:height="4.063cm"/>
          <chart:axis chart:dimension="x" chart:name="primary-x" chart:style-name="ch5" chartooo:axis-type="text">
            <chart:categories table:cell-range-address="local-table.$A$2:.$A$4"/>
            <chart:grid chart:style-name="ch6" chart:class="major"/>
          </chart:axis>
          <chart:axis chart:dimension="y" chart:name="primary-y" chart:style-name="ch7">
            <chart:grid chart:style-name="ch6" chart:class="major"/>
          </chart:axis>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series chart:style-name="ch12" chart:values-cell-range-address="local-table.$F$2:.$F$4" chart:label-cell-address="local-table.$F$1" chart:class="chart:bar">
            <chart:data-point chart:repeated="3"/>
          </chart:series>
          <chart:series chart:style-name="ch13" chart:values-cell-range-address="local-table.$G$2:.$G$4" chart:label-cell-address="local-table.$G$1" chart:class="chart:bar">
            <chart:data-point chart:repeated="3"/>
          </chart:series>
          <chart:series chart:style-name="ch14" chart:values-cell-range-address="local-table.$H$2:.$H$4" chart:label-cell-address="local-table.$H$1" chart:class="chart:bar">
            <chart:data-point chart:repeated="3"/>
          </chart:series>
          <chart:series chart:style-name="ch15" chart:values-cell-range-address="local-table.$I$2:.$I$4" chart:label-cell-address="local-table.$I$1" chart:class="chart:bar">
            <chart:data-point chart:repeated="3"/>
          </chart:series>
          <chart:series chart:style-name="ch16" chart:values-cell-range-address="local-table.$J$2:.$J$4" chart:label-cell-address="local-table.$J$1" chart:class="chart:bar">
            <chart:data-point chart:repeated="3"/>
          </chart:series>
          <chart:wall chart:style-name="ch17"/>
          <chart:floor chart:style-name="ch18"/>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default init</text:p>
                <text:list>
                  <text:list-item>
                    <text:p>default</text:p>
                  </text:list-item>
                  <text:list-item>
                    <text:p/>
                  </text:list-item>
                  <text:list-item>
                    <text:p>init</text:p>
                  </text:list-item>
                </text:list>
              </table:table-cell>
              <table:table-cell office:value-type="string">
                <text:p>run</text:p>
                <text:list>
                  <text:list-item>
                    <text:p/>
                  </text:list-item>
                  <text:list-item>
                    <text:p/>
                  </text:list-item>
                  <text:list-item>
                    <text:p>run</text:p>
                  </text:list-item>
                </text:list>
              </table:table-cell>
              <table:table-cell office:value-type="string">
                <text:p>total</text:p>
                <text:list>
                  <text:list-item>
                    <text:p/>
                  </text:list-item>
                  <text:list-item>
                    <text:p/>
                  </text:list-item>
                  <text:list-item>
                    <text:p>total</text:p>
                  </text:list-item>
                </text:list>
              </table:table-cell>
              <table:table-cell office:value-type="string">
                <text:p>multithreaded init</text:p>
                <text:list>
                  <text:list-item>
                    <text:p>multithreaded</text:p>
                  </text:list-item>
                  <text:list-item>
                    <text:p/>
                  </text:list-item>
                  <text:list-item>
                    <text:p>init</text:p>
                  </text:list-item>
                </text:list>
              </table:table-cell>
              <table:table-cell office:value-type="string">
                <text:p>run</text:p>
                <text:list>
                  <text:list-item>
                    <text:p/>
                  </text:list-item>
                  <text:list-item>
                    <text:p/>
                  </text:list-item>
                  <text:list-item>
                    <text:p>run</text:p>
                  </text:list-item>
                </text:list>
              </table:table-cell>
              <table:table-cell office:value-type="string">
                <text:p>total</text:p>
                <text:list>
                  <text:list-item>
                    <text:p/>
                  </text:list-item>
                  <text:list-item>
                    <text:p/>
                  </text:list-item>
                  <text:list-item>
                    <text:p>total</text:p>
                  </text:list-item>
                </text:list>
              </table:table-cell>
              <table:table-cell office:value-type="string">
                <text:p>mpi init</text:p>
                <text:list>
                  <text:list-item>
                    <text:p>mpi</text:p>
                  </text:list-item>
                  <text:list-item>
                    <text:p/>
                  </text:list-item>
                  <text:list-item>
                    <text:p>init</text:p>
                  </text:list-item>
                </text:list>
              </table:table-cell>
              <table:table-cell office:value-type="string">
                <text:p>run</text:p>
                <text:list>
                  <text:list-item>
                    <text:p/>
                  </text:list-item>
                  <text:list-item>
                    <text:p/>
                  </text:list-item>
                  <text:list-item>
                    <text:p>run</text:p>
                  </text:list-item>
                </text:list>
              </table:table-cell>
              <table:table-cell office:value-type="string">
                <text:p>total</text:p>
                <text:list>
                  <text:list-item>
                    <text:p/>
                  </text:list-item>
                  <text:list-item>
                    <text:p/>
                  </text:list-item>
                  <text:list-item>
                    <text:p>total</text:p>
                  </text:list-item>
                </text:list>
              </table:table-cell>
            </table:table-row>
          </table:table-header-rows>
          <table:table-rows>
            <table:table-row>
              <table:table-cell office:value-type="string">
                <text:p>1</text:p>
              </table:table-cell>
              <table:table-cell office:value-type="float" office:value="0.56809">
                <text:p>0.56809</text:p>
              </table:table-cell>
              <table:table-cell office:value-type="float" office:value="359.063">
                <text:p>359.063</text:p>
              </table:table-cell>
              <table:table-cell office:value-type="float" office:value="359.631">
                <text:p>359.631</text:p>
              </table:table-cell>
              <table:table-cell office:value-type="float" office:value="18.7102">
                <text:p>18.7102</text:p>
              </table:table-cell>
              <table:table-cell office:value-type="float" office:value="33.7602">
                <text:p>33.7602</text:p>
              </table:table-cell>
              <table:table-cell office:value-type="float" office:value="52.4704">
                <text:p>52.4704</text:p>
              </table:table-cell>
              <table:table-cell office:value-type="float" office:value="0.546167">
                <text:p>0.546167</text:p>
              </table:table-cell>
              <table:table-cell office:value-type="float" office:value="138.943">
                <text:p>138.943</text:p>
              </table:table-cell>
              <table:table-cell office:value-type="float" office:value="139.49">
                <text:p>139.49</text:p>
              </table:table-cell>
            </table:table-row>
            <table:table-row>
              <table:table-cell office:value-type="string">
                <text:p>2</text:p>
              </table:table-cell>
              <table:table-cell office:value-type="float" office:value="1.26079">
                <text:p>1.26079</text:p>
              </table:table-cell>
              <table:table-cell office:value-type="float" office:value="765.402">
                <text:p>765.402</text:p>
              </table:table-cell>
              <table:table-cell office:value-type="float" office:value="766.663">
                <text:p>766.663</text:p>
              </table:table-cell>
              <table:table-cell office:value-type="float" office:value="73.2311">
                <text:p>73.2311</text:p>
              </table:table-cell>
              <table:table-cell office:value-type="float" office:value="67.8609">
                <text:p>67.8609</text:p>
              </table:table-cell>
              <table:table-cell office:value-type="float" office:value="141.092">
                <text:p>141.092</text:p>
              </table:table-cell>
              <table:table-cell office:value-type="float" office:value="1.20474">
                <text:p>1.20474</text:p>
              </table:table-cell>
              <table:table-cell office:value-type="float" office:value="307.975">
                <text:p>307.975</text:p>
              </table:table-cell>
              <table:table-cell office:value-type="float" office:value="309.179">
                <text:p>309.179</text:p>
              </table:table-cell>
            </table:table-row>
            <table:table-row>
              <table:table-cell office:value-type="string">
                <text:p>3</text:p>
              </table:table-cell>
              <table:table-cell office:value-type="float" office:value="2.16244">
                <text:p>2.16244</text:p>
              </table:table-cell>
              <table:table-cell office:value-type="float" office:value="1207.9">
                <text:p>1207.9</text:p>
              </table:table-cell>
              <table:table-cell office:value-type="float" office:value="1210.06">
                <text:p>1210.06</text:p>
              </table:table-cell>
              <table:table-cell office:value-type="float" office:value="161.311">
                <text:p>161.311</text:p>
              </table:table-cell>
              <table:table-cell office:value-type="float" office:value="115.514">
                <text:p>115.514</text:p>
              </table:table-cell>
              <table:table-cell office:value-type="float" office:value="276.825">
                <text:p>276.825</text:p>
              </table:table-cell>
              <table:table-cell office:value-type="float" office:value="2.10303">
                <text:p>2.10303</text:p>
              </table:table-cell>
              <table:table-cell office:value-type="float" office:value="493.836">
                <text:p>493.836</text:p>
              </table:table-cell>
              <table:table-cell office:value-type="float" office:value="495.939">
                <text:p>495.93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_64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